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office:automatic-styles>
  <office:body>
    <office:text text:use-soft-page-breaks="true">
      <text:p text:style-name="P1">Problem A (printer)</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 0&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 (streichreg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Standard">Find out which parts of which grade you have to cancel to achieve your optimal final grade.</text:p>
      <text:p text:style-name="Standard"/>
      <text:p text:style-name="Standard">You are given 1&lt;=N&lt;=10^6 (number of exams that you took), 1 &lt;= C &lt;= 10^9 (number of credits that you are allowed to cancel), and N<text:s/>lines with 2 integers each,<text:s/>1 &lt;=<text:s/>c_i<text:s/>&lt;= 10<text:s/>(credits of exam i) and<text:s/>1 &lt;=<text:s/>k_i<text:s/>&lt;= 4<text:s/>(grade of exam I).</text:p>
      <text:p text:style-name="Standard"/>
      <text:p text:style-name="Standard">You should print a single float o (the optimal final grade).</text:p>
      <text:p text:style-name="Standard"/>
      <text:p text:style-name="P4">Problem C (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6<text:s/>(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p text:style-name="P5">Problem D (hats)</text:p>
      <text:p text:style-name="Standard"/>
      <text:soft-page-break/>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6">Problem E (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7">Problem F (claims)</text:p>
      <text:p text:style-name="Standard"/>
      <text:p text:style-name="Standard">Claims and check wether true or not → compute wether cycle</text:p>
      <text:p text:style-name="Standard"/>
      <text:p text:style-name="P8">Problem G (buses)</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6<text:s/>(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9">Problem H (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p text:style-name="Standard">Find the tasks that you should solve to get a score that is exactly 50%, given that this is always possible.</text:p>
      <text:p text:style-name="Standard"/>
      <text:soft-page-break/>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0">Problem I (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1">Problem J (swaps)</text:p>
      <text:p text:style-name="P12"/>
      <text:p text:style-name="Standard"><text:span text:style-name="T13">zwei zahlenfolgen, minimale benachbarte swaps. Fotorgraph→ professor, foto mit höhen von studen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Vincent de Bakker</dc:creator>
    <meta:creation-date>2022-08-28T19:39:00Z</meta:creation-date>
    <dc:date>2022-09-02T20:29:00Z</dc:date>
    <meta:template xlink:href="Normal.dotm" xlink:type="simple"/>
    <meta:editing-cycles>22</meta:editing-cycles>
    <meta:editing-duration>PT0S</meta:editing-duration>
    <meta:document-statistic meta:page-count="3" meta:paragraph-count="11" meta:word-count="857" meta:character-count="5736" meta:row-count="40" meta:non-whitespace-character-count="4890"/>
  </office:meta>
</office:document-meta>
</file>